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atient 1 left ey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_x</text:p>
          </table:table-cell>
          <table:table-cell office:value-type="string" calcext:value-type="string">
            <text:p>R_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_x</text:p>
          </table:table-cell>
          <table:table-cell office:value-type="string" calcext:value-type="string">
            <text:p>k_y</text:p>
          </table:table-cell>
          <table:table-cell office:value-type="string" calcext:value-type="string">
            <text:p>k_mean</text:p>
          </table:table-cell>
          <table:table-cell office:value-type="string" calcext:value-type="string">
            <text:p>k_mean_R</text:p>
          </table:table-cell>
          <table:table-cell office:value-type="string" calcext:value-type="string">
            <text:p>k_change_x</text:p>
          </table:table-cell>
          <table:table-cell office:value-type="string" calcext:value-type="string">
            <text:p>k_change_y</text:p>
          </table:table-cell>
          <table:table-cell office:value-type="string" calcext:value-type="string">
            <text:p>k_change_mean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7.67203841" calcext:value-type="float">
            <text:p>7.67203841</text:p>
          </table:table-cell>
          <table:table-cell office:value-type="float" office:value="7.39287237" calcext:value-type="float">
            <text:p>7.39287237</text:p>
          </table:table-cell>
          <table:table-cell office:value-type="float" office:value="7.53245539" calcext:value-type="float">
            <text:p>7.53245539</text:p>
          </table:table-cell>
          <table:table-cell office:value-type="float" office:value="43.99091637" calcext:value-type="float">
            <text:p>43.99091637</text:p>
          </table:table-cell>
          <table:table-cell office:value-type="float" office:value="45.6520799" calcext:value-type="float">
            <text:p>45.6520799</text:p>
          </table:table-cell>
          <table:table-cell table:formula="of:=([.E3]+[.F3])/2" office:value-type="float" office:value="44.821498135" calcext:value-type="float">
            <text:p>44.821498135</text:p>
          </table:table-cell>
          <table:table-cell office:value-type="float" office:value="44.80610672" calcext:value-type="float">
            <text:p>44.80610672</text:p>
          </table:table-cell>
          <table:table-cell table:formula="of:=[.E4]-[.E3]" office:value-type="float" office:value="-1.85628955" calcext:value-type="float">
            <text:p>-1.85628955</text:p>
          </table:table-cell>
          <table:table-cell table:formula="of:=[.F4]-[.F3]" office:value-type="float" office:value="-0.151354479999995" calcext:value-type="float">
            <text:p>-0.151354479999995</text:p>
          </table:table-cell>
          <table:table-cell table:formula="of:=[.G4]-[.G3]" office:value-type="float" office:value="-1.003822015" calcext:value-type="float">
            <text:p>-1.003822015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8.0100389" calcext:value-type="float">
            <text:p>8.0100389</text:p>
          </table:table-cell>
          <table:table-cell office:value-type="float" office:value="7.41746416" calcext:value-type="float">
            <text:p>7.41746416</text:p>
          </table:table-cell>
          <table:table-cell office:value-type="float" office:value="7.71375153" calcext:value-type="float">
            <text:p>7.71375153</text:p>
          </table:table-cell>
          <table:table-cell office:value-type="float" office:value="42.13462682" calcext:value-type="float">
            <text:p>42.13462682</text:p>
          </table:table-cell>
          <table:table-cell office:value-type="float" office:value="45.50072542" calcext:value-type="float">
            <text:p>45.50072542</text:p>
          </table:table-cell>
          <table:table-cell table:formula="of:=([.E4]+[.F4])/2" office:value-type="float" office:value="43.81767612" calcext:value-type="float">
            <text:p>43.81767612</text:p>
          </table:table-cell>
          <table:table-cell office:value-type="float" office:value="43.75302972" calcext:value-type="float">
            <text:p>43.75302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</text:p>
          </table:table-cell>
          <table:table-cell table:formula="of:=0.3375/([.B5]/1000)" office:value-type="float" office:value="39.7058823529412" calcext:value-type="float">
            <text:p>39.7058823529412</text:p>
          </table:table-cell>
          <table:table-cell table:formula="of:=0.3375/([.C5]/1000)" office:value-type="float" office:value="39.7058823529412" calcext:value-type="float">
            <text:p>39.7058823529412</text:p>
          </table:table-cell>
          <table:table-cell table:formula="of:=0.3375/([.D5]/1000)" office:value-type="float" office:value="39.7058823529412" calcext:value-type="float">
            <text:p>39.7058823529412</text:p>
          </table:table-cell>
          <table:table-cell/>
          <table:table-cell table:formula="of:=([.E5]-[.E3])+0.5" office:value-type="float" office:value="-3.78503401705883" calcext:value-type="float">
            <text:p>-3.78503401705883</text:p>
          </table:table-cell>
          <table:table-cell table:formula="of:=([.F5]-[.F3])+0.5" office:value-type="float" office:value="-5.44619754705882" calcext:value-type="float">
            <text:p>-5.44619754705882</text:p>
          </table:table-cell>
          <table:table-cell table:formula="of:=([.G5]-[.G3])+0.5" office:value-type="float" office:value="-4.61561578205883" calcext:value-type="float">
            <text:p>-4.61561578205883</text:p>
          </table:table-cell>
        </table:table-row>
        <table:table-row table:style-name="ro1">
          <table:table-cell/>
          <table:table-cell office:value-type="string" calcext:value-type="string">
            <text:p>Patient 1 right eye</text:p>
          </table:table-cell>
          <table:table-cell table:number-columns-repeated="6"/>
          <table:table-cell table:formula="of:=[.I3]/[.I5]" office:value-type="float" office:value="0.490428762762464" calcext:value-type="float">
            <text:p>0.490428762762464</text:p>
          </table:table-cell>
          <table:table-cell table:formula="of:=[.J3]/[.J5]" office:value-type="float" office:value="0.0277908538374141" calcext:value-type="float">
            <text:p>0.027790853837414</text:p>
          </table:table-cell>
          <table:table-cell table:formula="of:=[.K3]/[.K5]" office:value-type="float" office:value="0.217483876994683" calcext:value-type="float">
            <text:p>0.217483876994683</text:p>
          </table:table-cell>
        </table:table-row>
        <table:table-row table:style-name="ro1">
          <table:table-cell/>
          <table:table-cell office:value-type="string" calcext:value-type="string">
            <text:p>R_x</text:p>
          </table:table-cell>
          <table:table-cell office:value-type="string" calcext:value-type="string">
            <text:p>R_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_x</text:p>
          </table:table-cell>
          <table:table-cell office:value-type="string" calcext:value-type="string">
            <text:p>k_y</text:p>
          </table:table-cell>
          <table:table-cell office:value-type="string" calcext:value-type="string">
            <text:p>k_mean</text:p>
          </table:table-cell>
          <table:table-cell office:value-type="string" calcext:value-type="string">
            <text:p>k_mean_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7.65951837" calcext:value-type="float">
            <text:p>7.65951837</text:p>
          </table:table-cell>
          <table:table-cell office:value-type="float" office:value="7.40307583" calcext:value-type="float">
            <text:p>7.40307583</text:p>
          </table:table-cell>
          <table:table-cell office:value-type="float" office:value="7.5312971" calcext:value-type="float">
            <text:p>7.5312971</text:p>
          </table:table-cell>
          <table:table-cell office:value-type="float" office:value="44.06282272" calcext:value-type="float">
            <text:p>44.06282272</text:p>
          </table:table-cell>
          <table:table-cell office:value-type="float" office:value="45.58915883" calcext:value-type="float">
            <text:p>45.58915883</text:p>
          </table:table-cell>
          <table:table-cell table:formula="of:=([.E8]+[.F8])/2" office:value-type="float" office:value="44.825990775" calcext:value-type="float">
            <text:p>44.825990775</text:p>
          </table:table-cell>
          <table:table-cell office:value-type="float" office:value="44.81299774" calcext:value-type="float">
            <text:p>44.81299774</text:p>
          </table:table-cell>
          <table:table-cell table:formula="of:=[.E9]-[.E8]" office:value-type="float" office:value="-0.767695789999998" calcext:value-type="float">
            <text:p>-0.767695789999998</text:p>
          </table:table-cell>
          <table:table-cell table:formula="of:=[.F9]-[.F8]" office:value-type="float" office:value="-0.439675780000002" calcext:value-type="float">
            <text:p>-0.439675780000002</text:p>
          </table:table-cell>
          <table:table-cell table:formula="of:=[.G9]-[.G8]" office:value-type="float" office:value="-0.603685785000003" calcext:value-type="float">
            <text:p>-0.60368578500000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.79533458" calcext:value-type="float">
            <text:p>7.79533458</text:p>
          </table:table-cell>
          <table:table-cell office:value-type="float" office:value="7.47516864" calcext:value-type="float">
            <text:p>7.47516864</text:p>
          </table:table-cell>
          <table:table-cell office:value-type="float" office:value="7.63525161" calcext:value-type="float">
            <text:p>7.63525161</text:p>
          </table:table-cell>
          <table:table-cell office:value-type="float" office:value="43.29512693" calcext:value-type="float">
            <text:p>43.29512693</text:p>
          </table:table-cell>
          <table:table-cell office:value-type="float" office:value="45.14948305" calcext:value-type="float">
            <text:p>45.14948305</text:p>
          </table:table-cell>
          <table:table-cell table:formula="of:=([.E9]+[.F9])/2" office:value-type="float" office:value="44.22230499" calcext:value-type="float">
            <text:p>44.22230499</text:p>
          </table:table-cell>
          <table:table-cell office:value-type="float" office:value="44.2028655" calcext:value-type="float">
            <text:p>44.2028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</text:p>
          </table:table-cell>
          <table:table-cell table:formula="of:=0.3375/([.B10]/1000)" office:value-type="float" office:value="39.7058823529412" calcext:value-type="float">
            <text:p>39.7058823529412</text:p>
          </table:table-cell>
          <table:table-cell table:formula="of:=0.3375/([.C10]/1000)" office:value-type="float" office:value="39.7058823529412" calcext:value-type="float">
            <text:p>39.7058823529412</text:p>
          </table:table-cell>
          <table:table-cell table:formula="of:=0.3375/([.D10]/1000)" office:value-type="float" office:value="39.7058823529412" calcext:value-type="float">
            <text:p>39.7058823529412</text:p>
          </table:table-cell>
          <table:table-cell/>
          <table:table-cell table:formula="of:=([.E10]-[.E8])+0.5" office:value-type="float" office:value="-3.85694036705883" calcext:value-type="float">
            <text:p>-3.85694036705883</text:p>
          </table:table-cell>
          <table:table-cell table:formula="of:=([.F10]-[.F8])+0.5" office:value-type="float" office:value="-5.38327647705883" calcext:value-type="float">
            <text:p>-5.38327647705883</text:p>
          </table:table-cell>
          <table:table-cell table:formula="of:=([.G10]-[.G8])+0.5" office:value-type="float" office:value="-4.62010842205883" calcext:value-type="float">
            <text:p>-4.62010842205883</text:p>
          </table:table-cell>
        </table:table-row>
        <table:table-row table:style-name="ro1">
          <table:table-cell/>
          <table:table-cell office:value-type="string" calcext:value-type="string">
            <text:p>Patient 2 left eye</text:p>
          </table:table-cell>
          <table:table-cell table:number-columns-repeated="6"/>
          <table:table-cell table:formula="of:=[.I8]/[.I10]" office:value-type="float" office:value="0.199042691081433" calcext:value-type="float">
            <text:p>0.199042691081433</text:p>
          </table:table-cell>
          <table:table-cell table:formula="of:=[.J8]/[.J10]" office:value-type="float" office:value="0.0816743821116578" calcext:value-type="float">
            <text:p>0.081674382111658</text:p>
          </table:table-cell>
          <table:table-cell table:formula="of:=[.K8]/[.K10]" office:value-type="float" office:value="0.130664852391275" calcext:value-type="float">
            <text:p>0.130664852391275</text:p>
          </table:table-cell>
        </table:table-row>
        <table:table-row table:style-name="ro1">
          <table:table-cell/>
          <table:table-cell office:value-type="string" calcext:value-type="string">
            <text:p>R_x</text:p>
          </table:table-cell>
          <table:table-cell office:value-type="string" calcext:value-type="string">
            <text:p>R_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_x</text:p>
          </table:table-cell>
          <table:table-cell office:value-type="string" calcext:value-type="string">
            <text:p>k_y</text:p>
          </table:table-cell>
          <table:table-cell office:value-type="string" calcext:value-type="string">
            <text:p>k_mean</text:p>
          </table:table-cell>
          <table:table-cell office:value-type="string" calcext:value-type="string">
            <text:p>k_mean_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7.42233558" calcext:value-type="float">
            <text:p>7.42233558</text:p>
          </table:table-cell>
          <table:table-cell office:value-type="float" office:value="7.37665538" calcext:value-type="float">
            <text:p>7.37665538</text:p>
          </table:table-cell>
          <table:table-cell office:value-type="float" office:value="7.39949548" calcext:value-type="float">
            <text:p>7.39949548</text:p>
          </table:table-cell>
          <table:table-cell office:value-type="float" office:value="45.47086241" calcext:value-type="float">
            <text:p>45.47086241</text:p>
          </table:table-cell>
          <table:table-cell office:value-type="float" office:value="45.75244233" calcext:value-type="float">
            <text:p>45.75244233</text:p>
          </table:table-cell>
          <table:table-cell table:formula="of:=([.E13]+[.F13])/2" office:value-type="float" office:value="45.61165237" calcext:value-type="float">
            <text:p>45.61165237</text:p>
          </table:table-cell>
          <table:table-cell office:value-type="float" office:value="45.61121779" calcext:value-type="float">
            <text:p>45.61121779</text:p>
          </table:table-cell>
          <table:table-cell table:formula="of:=[.E14]-[.E13]" office:value-type="float" office:value="-1.31750894" calcext:value-type="float">
            <text:p>-1.31750894</text:p>
          </table:table-cell>
          <table:table-cell table:formula="of:=[.F14]-[.F13]" office:value-type="float" office:value="-0.735967240000001" calcext:value-type="float">
            <text:p>-0.735967240000001</text:p>
          </table:table-cell>
          <table:table-cell table:formula="of:=[.G14]-[.G13]" office:value-type="float" office:value="-1.02673809" calcext:value-type="float">
            <text:p>-1.02673809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.64381352" calcext:value-type="float">
            <text:p>7.64381352</text:p>
          </table:table-cell>
          <table:table-cell office:value-type="float" office:value="7.49725516" calcext:value-type="float">
            <text:p>7.49725516</text:p>
          </table:table-cell>
          <table:table-cell office:value-type="float" office:value="7.57053434" calcext:value-type="float">
            <text:p>7.57053434</text:p>
          </table:table-cell>
          <table:table-cell office:value-type="float" office:value="44.15335347" calcext:value-type="float">
            <text:p>44.15335347</text:p>
          </table:table-cell>
          <table:table-cell office:value-type="float" office:value="45.01647509" calcext:value-type="float">
            <text:p>45.01647509</text:p>
          </table:table-cell>
          <table:table-cell table:formula="of:=([.E14]+[.F14])/2" office:value-type="float" office:value="44.58491428" calcext:value-type="float">
            <text:p>44.58491428</text:p>
          </table:table-cell>
          <table:table-cell office:value-type="float" office:value="44.58073697" calcext:value-type="float">
            <text:p>44.58073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</text:p>
          </table:table-cell>
          <table:table-cell table:formula="of:=0.3375/([.B15]/1000)" office:value-type="float" office:value="39.7058823529412" calcext:value-type="float">
            <text:p>39.7058823529412</text:p>
          </table:table-cell>
          <table:table-cell table:formula="of:=0.3375/([.C15]/1000)" office:value-type="float" office:value="39.7058823529412" calcext:value-type="float">
            <text:p>39.7058823529412</text:p>
          </table:table-cell>
          <table:table-cell table:formula="of:=0.3375/([.D15]/1000)" office:value-type="float" office:value="39.7058823529412" calcext:value-type="float">
            <text:p>39.7058823529412</text:p>
          </table:table-cell>
          <table:table-cell/>
          <table:table-cell table:formula="of:=([.E15]-[.E13])+0.5" office:value-type="float" office:value="-5.26498005705883" calcext:value-type="float">
            <text:p>-5.26498005705883</text:p>
          </table:table-cell>
          <table:table-cell table:formula="of:=([.F15]-[.F13])+0.5" office:value-type="float" office:value="-5.54655997705883" calcext:value-type="float">
            <text:p>-5.54655997705883</text:p>
          </table:table-cell>
          <table:table-cell table:formula="of:=([.G15]-[.G13])+0.5" office:value-type="float" office:value="-5.40577001705883" calcext:value-type="float">
            <text:p>-5.40577001705883</text:p>
          </table:table-cell>
        </table:table-row>
        <table:table-row table:style-name="ro1">
          <table:table-cell/>
          <table:table-cell office:value-type="string" calcext:value-type="string">
            <text:p>Patient 2 right eye</text:p>
          </table:table-cell>
          <table:table-cell table:number-columns-repeated="6"/>
          <table:table-cell table:formula="of:=[.I13]/[.I15]" office:value-type="float" office:value="0.25024006277737" calcext:value-type="float">
            <text:p>0.25024006277737</text:p>
          </table:table-cell>
          <table:table-cell table:formula="of:=[.J13]/[.J15]" office:value-type="float" office:value="0.132688953701761" calcext:value-type="float">
            <text:p>0.132688953701761</text:p>
          </table:table-cell>
          <table:table-cell table:formula="of:=[.K13]/[.K15]" office:value-type="float" office:value="0.189933735020165" calcext:value-type="float">
            <text:p>0.189933735020165</text:p>
          </table:table-cell>
        </table:table-row>
        <table:table-row table:style-name="ro1">
          <table:table-cell/>
          <table:table-cell office:value-type="string" calcext:value-type="string">
            <text:p>R_x</text:p>
          </table:table-cell>
          <table:table-cell office:value-type="string" calcext:value-type="string">
            <text:p>R_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_x</text:p>
          </table:table-cell>
          <table:table-cell office:value-type="string" calcext:value-type="string">
            <text:p>k_y</text:p>
          </table:table-cell>
          <table:table-cell office:value-type="string" calcext:value-type="string">
            <text:p>k_mean</text:p>
          </table:table-cell>
          <table:table-cell office:value-type="string" calcext:value-type="string">
            <text:p>k_mean_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7.43476142" calcext:value-type="float">
            <text:p>7.43476142</text:p>
          </table:table-cell>
          <table:table-cell office:value-type="float" office:value="7.3386119" calcext:value-type="float">
            <text:p>7.3386119</text:p>
          </table:table-cell>
          <table:table-cell office:value-type="float" office:value="7.38668666" calcext:value-type="float">
            <text:p>7.38668666</text:p>
          </table:table-cell>
          <table:table-cell office:value-type="float" office:value="45.39486623" calcext:value-type="float">
            <text:p>45.39486623</text:p>
          </table:table-cell>
          <table:table-cell office:value-type="float" office:value="45.98962373" calcext:value-type="float">
            <text:p>45.98962373</text:p>
          </table:table-cell>
          <table:table-cell table:formula="of:=([.E18]+[.F18])/2" office:value-type="float" office:value="45.69224498" calcext:value-type="float">
            <text:p>45.69224498</text:p>
          </table:table-cell>
          <table:table-cell office:value-type="float" office:value="45.69030955" calcext:value-type="float">
            <text:p>45.69030955</text:p>
          </table:table-cell>
          <table:table-cell table:formula="of:=[.E19]-[.E18]" office:value-type="float" office:value="-0.996041900000002" calcext:value-type="float">
            <text:p>-0.996041900000002</text:p>
          </table:table-cell>
          <table:table-cell table:formula="of:=[.F19]-[.F18]" office:value-type="float" office:value="-0.603588629999997" calcext:value-type="float">
            <text:p>-0.603588629999997</text:p>
          </table:table-cell>
          <table:table-cell table:formula="of:=[.G19]-[.G18]" office:value-type="float" office:value="-0.799815264999999" calcext:value-type="float">
            <text:p>-0.799815264999999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.60155263" calcext:value-type="float">
            <text:p>7.60155263</text:p>
          </table:table-cell>
          <table:table-cell office:value-type="float" office:value="7.43620806" calcext:value-type="float">
            <text:p>7.43620806</text:p>
          </table:table-cell>
          <table:table-cell office:value-type="float" office:value="7.51888035" calcext:value-type="float">
            <text:p>7.51888035</text:p>
          </table:table-cell>
          <table:table-cell office:value-type="float" office:value="44.39882433" calcext:value-type="float">
            <text:p>44.39882433</text:p>
          </table:table-cell>
          <table:table-cell office:value-type="float" office:value="45.3860351" calcext:value-type="float">
            <text:p>45.3860351</text:p>
          </table:table-cell>
          <table:table-cell table:formula="of:=([.E19]+[.F19])/2" office:value-type="float" office:value="44.892429715" calcext:value-type="float">
            <text:p>44.892429715</text:p>
          </table:table-cell>
          <table:table-cell office:value-type="float" office:value="44.88700238" calcext:value-type="float">
            <text:p>44.8870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</text:p>
          </table:table-cell>
          <table:table-cell table:formula="of:=0.3375/([.B20]/1000)" office:value-type="float" office:value="39.7058823529412" calcext:value-type="float">
            <text:p>39.7058823529412</text:p>
          </table:table-cell>
          <table:table-cell table:formula="of:=0.3375/([.C20]/1000)" office:value-type="float" office:value="39.7058823529412" calcext:value-type="float">
            <text:p>39.7058823529412</text:p>
          </table:table-cell>
          <table:table-cell table:formula="of:=0.3375/([.D20]/1000)" office:value-type="float" office:value="39.7058823529412" calcext:value-type="float">
            <text:p>39.7058823529412</text:p>
          </table:table-cell>
          <table:table-cell/>
          <table:table-cell table:formula="of:=([.E20]-[.E18])+0.5" office:value-type="float" office:value="-5.18898387705882" calcext:value-type="float">
            <text:p>-5.18898387705882</text:p>
          </table:table-cell>
          <table:table-cell table:formula="of:=([.F20]-[.F18])+0.5" office:value-type="float" office:value="-5.78374137705882" calcext:value-type="float">
            <text:p>-5.78374137705882</text:p>
          </table:table-cell>
          <table:table-cell table:formula="of:=([.G20]-[.G18])+0.5" office:value-type="float" office:value="-5.48636262705882" calcext:value-type="float">
            <text:p>-5.48636262705882</text:p>
          </table:table-cell>
        </table:table-row>
        <table:table-row table:style-name="ro1">
          <table:table-cell table:number-columns-repeated="8"/>
          <table:table-cell table:formula="of:=[.I18]/[.I20]" office:value-type="float" office:value="0.191953169175112" calcext:value-type="float">
            <text:p>0.191953169175112</text:p>
          </table:table-cell>
          <table:table-cell table:formula="of:=[.J18]/[.J20]" office:value-type="float" office:value="0.10435954698703" calcext:value-type="float">
            <text:p>0.10435954698703</text:p>
          </table:table-cell>
          <table:table-cell table:formula="of:=[.K18]/[.K20]" office:value-type="float" office:value="0.145782428061772" calcext:value-type="float">
            <text:p>0.145782428061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8:29.873295320</meta:creation-date>
    <dc:date>2020-02-21T17:11:20.466486310</dc:date>
    <meta:editing-duration>PT2M30S</meta:editing-duration>
    <meta:editing-cycles>1</meta:editing-cycles>
    <meta:document-statistic meta:table-count="1" meta:cell-count="163" meta:object-count="0"/>
    <meta:generator>LibreOffice/5.3.6.1$Linux_X86_64 LibreOffice_project/30$Build-1</meta:generator>
  </office:meta>
</office:document-meta>
</file>